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6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Codigo</text:p>
          </table:table-cell>
          <table:table-cell table:style-name="ce8" office:value-type="string" calcext:value-type="string">
            <text:p>Posicao</text:p>
          </table:table-cell>
          <table:table-cell table:style-name="ce9" office:value-type="string" calcext:value-type="string">
            <text:p>Referencia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9" office:value-type="float" office:value="5062640" calcext:value-type="float">
            <text:p>5062640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2" calcext:value-type="float">
            <text:p>2</text:p>
          </table:table-cell>
          <table:table-cell table:style-name="ce9" office:value-type="float" office:value="5062645" calcext:value-type="float">
            <text:p>5062645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9" office:value-type="float" office:value="5047023" calcext:value-type="float">
            <text:p>5047023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4" calcext:value-type="float">
            <text:p>4</text:p>
          </table:table-cell>
          <table:table-cell table:style-name="ce9" office:value-type="float" office:value="5062642" calcext:value-type="float">
            <text:p>5062642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5" calcext:value-type="float">
            <text:p>5</text:p>
          </table:table-cell>
          <table:table-cell table:style-name="ce9" office:value-type="float" office:value="6062637" calcext:value-type="float">
            <text:p>6062637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6" calcext:value-type="float">
            <text:p>6</text:p>
          </table:table-cell>
          <table:table-cell table:style-name="ce9" office:value-type="float" office:value="5047024" calcext:value-type="float">
            <text:p>5047024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7" calcext:value-type="float">
            <text:p>7</text:p>
          </table:table-cell>
          <table:table-cell table:style-name="ce9" office:value-type="float" office:value="5062641" calcext:value-type="float">
            <text:p>5062641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7" office:value-type="float" office:value="1103926" calcext:value-type="float">
            <text:p>1103926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98000048" calcext:value-type="float">
            <text:p>98000048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082490" calcext:value-type="float">
            <text:p>1082490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F3902E816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5673" calcext:value-type="float">
            <text:p>1115673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F4700E802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78313" calcext:value-type="float">
            <text:p>1078313</text:p>
          </table:table-cell>
          <table:table-cell table:style-name="ce8" office:value-type="float" office:value="11" calcext:value-type="float">
            <text:p>11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1385" calcext:value-type="float">
            <text:p>1111385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FOKO1MHO2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3925" calcext:value-type="float">
            <text:p>1103925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98000044" calcext:value-type="float">
            <text:p>98000044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068402" calcext:value-type="float">
            <text:p>1068402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FNI05E802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1037" calcext:value-type="float">
            <text:p>1091037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float" office:value="98000034" calcext:value-type="float">
            <text:p>98000034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6" calcext:value-type="float">
            <text:p>16</text:p>
          </table:table-cell>
          <table:table-cell table:style-name="ce10" office:value-type="float" office:value="62464" calcext:value-type="float">
            <text:p>62464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6" office:value-type="float" office:value="1116606" calcext:value-type="float">
            <text:p>1116606</text:p>
          </table:table-cell>
          <table:table-cell table:style-name="ce8" office:value-type="float" office:value="17" calcext:value-type="float">
            <text:p>17</text:p>
          </table:table-cell>
          <table:table-cell table:style-name="ce9"/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 office:value-type="float" office:value="1110694" calcext:value-type="float">
            <text:p>1110694</text:p>
          </table:table-cell>
          <table:table-cell table:style-name="ce8" office:value-type="float" office:value="18" calcext:value-type="float">
            <text:p>18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7518" calcext:value-type="float">
            <text:p>1097518</text:p>
          </table:table-cell>
          <table:table-cell table:style-name="ce8" office:value-type="float" office:value="19" calcext:value-type="float">
            <text:p>19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3841" calcext:value-type="float">
            <text:p>1103841</text:p>
          </table:table-cell>
          <table:table-cell table:style-name="ce8" office:value-type="float" office:value="20" calcext:value-type="float">
            <text:p>20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6990" calcext:value-type="float">
            <text:p>1096990</text:p>
          </table:table-cell>
          <table:table-cell table:style-name="ce8" office:value-type="float" office:value="21" calcext:value-type="float">
            <text:p>21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29549" calcext:value-type="float">
            <text:p>1129549</text:p>
          </table:table-cell>
          <table:table-cell table:style-name="ce8" office:value-type="float" office:value="22" calcext:value-type="float">
            <text:p>22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23" calcext:value-type="float">
            <text:p>23</text:p>
          </table:table-cell>
          <table:table-cell table:style-name="ce10" office:value-type="float" office:value="5062637" calcext:value-type="float">
            <text:p>5062637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7948" calcext:value-type="float">
            <text:p>1107948</text:p>
          </table:table-cell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29856E</text:p>
          </table:table-cell>
          <table:table-cell table:number-columns-repeated="2"/>
          <table:table-cell table:style-name="ce5"/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6" office:value-type="float" office:value="1098022" calcext:value-type="float">
            <text:p>1098022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float" office:value="5047019" calcext:value-type="float">
            <text:p>5047019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6052" calcext:value-type="float">
            <text:p>1116052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5062498" calcext:value-type="float">
            <text:p>5062498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float" office:value="5047018" calcext:value-type="float">
            <text:p>5047018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119931" calcext:value-type="float">
            <text:p>1119931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5047028" calcext:value-type="float">
            <text:p>5047028</text:p>
          </table:table-cell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 office:value-type="float" office:value="1116040" calcext:value-type="float">
            <text:p>1116040</text:p>
          </table:table-cell>
          <table:table-cell table:style-name="ce8" office:value-type="float" office:value="29" calcext:value-type="float">
            <text:p>29</text:p>
          </table:table-cell>
          <table:table-cell table:style-name="ce9" office:value-type="float" office:value="5062503" calcext:value-type="float">
            <text:p>5062503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095841" calcext:value-type="float">
            <text:p>1095841</text:p>
          </table:table-cell>
          <table:table-cell table:style-name="ce8" office:value-type="float" office:value="30" calcext:value-type="float">
            <text:p>30</text:p>
          </table:table-cell>
          <table:table-cell table:style-name="ce9" office:value-type="float" office:value="5047016" calcext:value-type="float">
            <text:p>5047016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121077" calcext:value-type="float">
            <text:p>1121077</text:p>
          </table:table-cell>
          <table:table-cell table:style-name="ce8" office:value-type="float" office:value="31" calcext:value-type="float">
            <text:p>31</text:p>
          </table:table-cell>
          <table:table-cell table:style-name="ce9" office:value-type="float" office:value="5047030" calcext:value-type="float">
            <text:p>5047030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128475" calcext:value-type="float">
            <text:p>1128475</text:p>
          </table:table-cell>
          <table:table-cell table:style-name="ce8" office:value-type="float" office:value="32" calcext:value-type="float">
            <text:p>32</text:p>
          </table:table-cell>
          <table:table-cell table:style-name="ce9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091817" calcext:value-type="float">
            <text:p>1091817</text:p>
          </table:table-cell>
          <table:table-cell table:style-name="ce8" office:value-type="float" office:value="33" calcext:value-type="float">
            <text:p>33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20085" calcext:value-type="float">
            <text:p>1120085</text:p>
          </table:table-cell>
          <table:table-cell table:style-name="ce8" office:value-type="float" office:value="34" calcext:value-type="float">
            <text:p>34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6049" calcext:value-type="float">
            <text:p>1096049</text:p>
          </table:table-cell>
          <table:table-cell table:style-name="ce8" office:value-type="float" office:value="35" calcext:value-type="float">
            <text:p>35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5901" calcext:value-type="float">
            <text:p>1105901</text:p>
          </table:table-cell>
          <table:table-cell table:style-name="ce8" office:value-type="float" office:value="36" calcext:value-type="float">
            <text:p>36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9606" calcext:value-type="float">
            <text:p>1099606</text:p>
          </table:table-cell>
          <table:table-cell table:style-name="ce8" office:value-type="float" office:value="37" calcext:value-type="float">
            <text:p>37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8470" calcext:value-type="float">
            <text:p>1118470</text:p>
          </table:table-cell>
          <table:table-cell table:style-name="ce8" office:value-type="float" office:value="38" calcext:value-type="float">
            <text:p>38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25264" calcext:value-type="float">
            <text:p>1125264</text:p>
          </table:table-cell>
          <table:table-cell table:style-name="ce8" office:value-type="float" office:value="39" calcext:value-type="float">
            <text:p>39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9664" calcext:value-type="float">
            <text:p>1119664</text:p>
          </table:table-cell>
          <table:table-cell table:style-name="ce8" office:value-type="float" office:value="40" calcext:value-type="float">
            <text:p>40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4619" calcext:value-type="float">
            <text:p>1094619</text:p>
          </table:table-cell>
          <table:table-cell table:style-name="ce8" office:value-type="float" office:value="41" calcext:value-type="float">
            <text:p>41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5336" calcext:value-type="float">
            <text:p>1095336</text:p>
          </table:table-cell>
          <table:table-cell table:style-name="ce8" office:value-type="float" office:value="42" calcext:value-type="float">
            <text:p>42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28917" calcext:value-type="float">
            <text:p>1128917</text:p>
          </table:table-cell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203698F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8708" calcext:value-type="float">
            <text:p>1098708</text:p>
          </table:table-cell>
          <table:table-cell table:style-name="ce8" office:value-type="float" office:value="44" calcext:value-type="float">
            <text:p>44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9084" calcext:value-type="float">
            <text:p>1109084</text:p>
          </table:table-cell>
          <table:table-cell table:style-name="ce8" office:value-type="float" office:value="45" calcext:value-type="float">
            <text:p>45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2548" calcext:value-type="float">
            <text:p>1092548</text:p>
          </table:table-cell>
          <table:table-cell table:style-name="ce8" office:value-type="float" office:value="46" calcext:value-type="float">
            <text:p>46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84007" calcext:value-type="float">
            <text:p>1084007</text:p>
          </table:table-cell>
          <table:table-cell table:style-name="ce8" office:value-type="float" office:value="47" calcext:value-type="float">
            <text:p>47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style-name="ce9" office:value-type="float" office:value="6062556" calcext:value-type="float">
            <text:p>6062556</text:p>
          </table:table-cell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090948" calcext:value-type="float">
            <text:p>1090948</text:p>
          </table:table-cell>
          <table:table-cell table:style-name="ce8" office:value-type="float" office:value="49" calcext:value-type="float">
            <text:p>49</text:p>
          </table:table-cell>
          <table:table-cell table:style-name="ce9"/>
          <table:table-cell table:number-columns-repeated="2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style-name="ce6" office:value-type="float" office:value="1117929" calcext:value-type="float">
            <text:p>1117929</text:p>
          </table:table-cell>
          <table:table-cell table:style-name="ce8" office:value-type="float" office:value="50" calcext:value-type="float">
            <text:p>50</text:p>
          </table:table-cell>
          <table:table-cell table:style-name="ce10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0264" calcext:value-type="float">
            <text:p>1110264</text:p>
          </table:table-cell>
          <table:table-cell table:style-name="ce8" office:value-type="float" office:value="51" calcext:value-type="float">
            <text:p>51</text:p>
          </table:table-cell>
          <table:table-cell table:style-name="ce10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10265" calcext:value-type="float">
            <text:p>1110265</text:p>
          </table:table-cell>
          <table:table-cell table:style-name="ce8" office:value-type="float" office:value="52" calcext:value-type="float">
            <text:p>52</text:p>
          </table:table-cell>
          <table:table-cell table:style-name="ce9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 office:value-type="float" office:value="1109789" calcext:value-type="float">
            <text:p>1109789</text:p>
          </table:table-cell>
          <table:table-cell table:style-name="ce8" office:value-type="float" office:value="53" calcext:value-type="float">
            <text:p>53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30010" calcext:value-type="float">
            <text:p>1130010</text:p>
          </table:table-cell>
          <table:table-cell table:style-name="ce8" office:value-type="float" office:value="54" calcext:value-type="float">
            <text:p>54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>
          <table:table-cell table:style-name="ce6" office:value-type="float" office:value="1109806" calcext:value-type="float">
            <text:p>1109806</text:p>
          </table:table-cell>
          <table:table-cell table:style-name="ce8" office:value-type="float" office:value="55" calcext:value-type="float">
            <text:p>55</text:p>
          </table:table-cell>
          <table:table-cell table:style-name="ce9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table:style-name="ce5"/>
          <table:table-cell table:number-columns-repeated="1017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0:26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3-10-04T14:01:28.795000000</dc:date>
    <meta:editing-duration>PT1M2S</meta:editing-duration>
    <meta:editing-cycles>1</meta:editing-cycles>
    <meta:document-statistic meta:table-count="1" meta:cell-count="131" meta:object-count="0"/>
  </office:meta>
</office:document-meta>
</file>